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ndingPost.releasePendingPost( PendingPost pendingP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ndingPost.PendingPost( Object event ,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ndingPost.obtainPendingPost( Subscription subscription ,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